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c7e10" officeooo:paragraph-rsid="000c7e10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officeooo:rsid="000a5332"/>
    </style:style>
    <style:style style:name="T3" style:family="text">
      <style:text-properties officeooo:rsid="000b258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Introducere (1-2pag)</text:p>
      <text:list xml:id="list9120323726170845042" text:style-name="L1"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header>
                      <text:p text:style-name="P2">Algoritmi în mare</text:p>
                      <text:p text:style-name="P2">Structuri de date, de ce am folosit ce am folosit</text:p>
                      <text:p text:style-name="P2">Generarea mutărilor, <text:span text:style-name="T1">elemente cheie</text:span></text:p>
                    </text:list-header>
                  </text:list>
                </text:list-item>
                <text:list-item>
                  <text:p text:style-name="P2">Interfața grafică</text:p>
                  <text:list>
                    <text:list-header>
                      <text:p text:style-name="P2">Print screen funcționalițăți <text:span text:style-name="T2">(nu apare)</text:span></text:p>
                    </text:list-header>
                    <text:list-item>
                      <text:p text:style-name="P2">Diagrame de clas<text:span text:style-name="T3">ă</text:span></text:p>
                    </text:list-item>
                  </text:list>
                </text:list-item>
                <text:list-item>
                  <text:p text:style-name="P2">Server</text:p>
                  <text:list>
                    <text:list-item>
                      <text:p text:style-name="P3">Diagramă + concept web service</text:p>
                    </text:list-item>
                  </text:list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  <text:list-item>
                  <text:p text:style-name="P5">Diagrama activitati</text:p>
                </text:list-item>
              </text:list>
            </text:list-item>
          </text:list>
        </text:list-item>
        <text:list-item>
          <text:p text:style-name="P3">Implementarea aplicației</text:p>
          <text:list>
            <text:list-item>
              <text:p text:style-name="P3">Engine</text:p>
              <text:list>
                <text:list-item>
                  <text:p text:style-name="P3">Algoritmi motor de șah</text:p>
                </text:list-item>
                <text:list-item>
                  <text:p text:style-name="P3">Structuri folosite</text:p>
                </text:list-item>
                <text:list-item>
                  <text:p text:style-name="P3">Cod sursă</text:p>
                </text:list-item>
                <text:list-item>
                  <text:p text:style-name="P3">Evaluarea mutărilor</text:p>
                </text:list-item>
              </text:list>
            </text:list-item>
            <text:list-item>
              <text:p text:style-name="P4">Client</text:p>
              <text:list>
                <text:list-item>
                  <text:p text:style-name="P4">Cod</text:p>
                </text:list-item>
                <text:list-item>
                  <text:p text:style-name="P4">Module</text:p>
                </text:list-item>
                <text:list-item>
                  <text:p text:style-name="P4">Refolosire</text:p>
                </text:list-item>
              </text:list>
            </text:list-item>
            <text:list-item>
              <text:p text:style-name="P4">Server</text:p>
              <text:list>
                <text:list-item>
                  <text:p text:style-name="P4">Cod</text:p>
                </text:list-item>
              </text:list>
            </text:list-item>
          </text:list>
        </text:list-item>
        <text:list-item>
          <text:p text:style-name="P4">Testarea aplicației</text:p>
          <text:list>
            <text:list-item>
              <text:p text:style-name="P4">code coverage</text:p>
            </text:list-item>
            <text:list-item>
              <text:p text:style-name="P4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51S</meta:editing-duration>
    <meta:editing-cycles>13</meta:editing-cycles>
    <meta:generator>LibreOffice/4.4.3.2$Windows_x86 LibreOffice_project/88805f81e9fe61362df02b9941de8e38a9b5fd16</meta:generator>
    <dc:date>2015-06-16T22:58:07.964000000</dc:date>
    <meta:document-statistic meta:table-count="0" meta:image-count="0" meta:object-count="0" meta:page-count="1" meta:paragraph-count="32" meta:word-count="111" meta:character-count="776" meta:non-whitespace-character-count="699"/>
    <meta:user-defined meta:name="Info 1"/>
    <meta:user-defined meta:name="Info 2"/>
    <meta:user-defined meta:name="Info 3"/>
    <meta:user-defined meta:name="Info 4"/>
  </office:meta>
</office:document-meta>
</file>